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0000000280427E7DD5B913127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標準">
        <draw:frame draw:style-name="gr1" draw:text-style-name="P1" draw:layer="layout" svg:width="18.999cm" svg:height="9.498cm" svg:x="1.5cm" svg:y="19.702cm">
          <draw:image xlink:href="Pictures/100002010000050000000280427E7DD5B9131272.png" xlink:type="simple" xlink:show="embed" xlink:actuate="onLoad" loext:mime-type="image/png">
            <text:p/>
          </draw:image>
        </draw:frame>
        <draw:frame draw:style-name="gr1" draw:text-style-name="P1" draw:layer="layout" svg:width="11.801cm" svg:height="5.9cm" svg:x="1.401cm" svg:y="14.1cm">
          <draw:image xlink:href="Pictures/100002010000050000000280427E7DD5B9131272.png" xlink:type="simple" xlink:show="embed" xlink:actuate="onLoad" loext:mime-type="image/png">
            <text:p/>
          </draw:image>
        </draw:frame>
        <draw:frame draw:style-name="gr1" draw:text-style-name="P1" draw:layer="layout" svg:width="7.56cm" svg:height="3.779cm" svg:x="1.44cm" svg:y="10.629cm">
          <draw:image xlink:href="Pictures/100002010000050000000280427E7DD5B9131272.png" xlink:type="simple" xlink:show="embed" xlink:actuate="onLoad" loext:mime-type="image/png">
            <text:p/>
          </draw:image>
        </draw:frame>
        <draw:frame draw:style-name="gr1" draw:text-style-name="P1" draw:layer="layout" svg:width="4.696cm" svg:height="2.348cm" svg:x="1.401cm" svg:y="8.4cm">
          <draw:image xlink:href="Pictures/100002010000050000000280427E7DD5B9131272.png" xlink:type="simple" xlink:show="embed" xlink:actuate="onLoad" loext:mime-type="image/png">
            <text:p/>
          </draw:image>
        </draw:frame>
        <draw:frame draw:style-name="gr1" draw:text-style-name="P1" draw:layer="layout" svg:width="3.649cm" svg:height="1.824cm" svg:x="1.421cm" svg:y="5.876cm">
          <draw:image xlink:href="Pictures/100002010000050000000280427E7DD5B9131272.png" xlink:type="simple" xlink:show="embed" xlink:actuate="onLoad" loext:mime-type="image/png">
            <text:p/>
          </draw:image>
        </draw:frame>
        <draw:frame draw:style-name="gr1" draw:text-style-name="P1" draw:layer="layout" svg:width="2.267cm" svg:height="1.133cm" svg:x="1.402cm" svg:y="4.8cm">
          <draw:image xlink:href="Pictures/100002010000050000000280427E7DD5B9131272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7-01T17:00:59.556000000</meta:creation-date>
    <meta:editing-duration>P1DT2H5M21S</meta:editing-duration>
    <meta:editing-cycles>3</meta:editing-cycles>
    <meta:generator>LibreOffice/6.3.4.2$Windows_X86_64 LibreOffice_project/60da17e045e08f1793c57c00ba83cdfce946d0aa</meta:generator>
    <dc:date>2020-03-02T00:03:44.872000000</dc:date>
    <meta:document-statistic meta:object-count="6"/>
  </office:meta>
</office:document-meta>
</file>